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3333ff"/>
    </style:style>
  </office:automatic-styles>
  <office:body>
    <office:spreadsheet>
      <table:table table:name="Foglio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dia</text:p>
          </table:table-cell>
          <table:table-cell table:formula="of:=SUM([.$B$2:.$B$15])/[.$B$1]" office:value-type="float" office:value="9.995" calcext:value-type="float">
            <text:p>9,99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10.01" calcext:value-type="float">
            <text:p>10,01</text:p>
          </table:table-cell>
          <table:table-cell/>
          <table:table-cell table:formula="of:=([.B2]-[.$D$1])" office:value-type="float" office:value="0.0149999999999988" calcext:value-type="float">
            <text:p>0,015</text:p>
          </table:table-cell>
          <table:table-cell/>
          <table:table-cell table:formula="of:=[.D2]^2" office:value-type="float" office:value="0.000224999999999964" calcext:value-type="float">
            <text:p>0,000225</text:p>
          </table:table-cell>
          <table:table-cell/>
          <table:table-cell table:formula="of:=SQRT((SUM([.F2:.F15]))/([.$B$1]-1))" office:value-type="float" office:value="0.0714412076734856" calcext:value-type="float">
            <text:p>0,07144120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0.03" calcext:value-type="float">
            <text:p>10,03</text:p>
          </table:table-cell>
          <table:table-cell/>
          <table:table-cell table:formula="of:=([.B3]-[.$D$1])" office:value-type="float" office:value="0.0349999999999984" calcext:value-type="float">
            <text:p>0,035</text:p>
          </table:table-cell>
          <table:table-cell/>
          <table:table-cell table:formula="of:=[.D3]^2" office:value-type="float" office:value="0.00122499999999989" calcext:value-type="float">
            <text:p>0,0012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10.06" calcext:value-type="float">
            <text:p>10,06</text:p>
          </table:table-cell>
          <table:table-cell/>
          <table:table-cell table:formula="of:=([.B4]-[.$D$1])" office:value-type="float" office:value="0.0649999999999995" calcext:value-type="float">
            <text:p>0,065</text:p>
          </table:table-cell>
          <table:table-cell/>
          <table:table-cell table:formula="of:=[.D4]^2" office:value-type="float" office:value="0.00422499999999994" calcext:value-type="float">
            <text:p>0,0042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9.89" calcext:value-type="float">
            <text:p>9,89</text:p>
          </table:table-cell>
          <table:table-cell/>
          <table:table-cell table:formula="of:=([.B5]-[.$D$1])" office:value-type="float" office:value="-0.105" calcext:value-type="float">
            <text:p>-0,105</text:p>
          </table:table-cell>
          <table:table-cell/>
          <table:table-cell table:formula="of:=[.D5]^2" office:value-type="float" office:value="0.0110250000000001" calcext:value-type="float">
            <text:p>0,0110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9.96" calcext:value-type="float">
            <text:p>9,96</text:p>
          </table:table-cell>
          <table:table-cell/>
          <table:table-cell table:formula="of:=([.B6]-[.$D$1])" office:value-type="float" office:value="-0.0350000000000001" calcext:value-type="float">
            <text:p>-0,035</text:p>
          </table:table-cell>
          <table:table-cell/>
          <table:table-cell table:formula="of:=[.D6]^2" office:value-type="float" office:value="0.00122500000000001" calcext:value-type="float">
            <text:p>0,00122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9.88" calcext:value-type="float">
            <text:p>9,88</text:p>
          </table:table-cell>
          <table:table-cell/>
          <table:table-cell table:formula="of:=([.B7]-[.$D$1])" office:value-type="float" office:value="-0.115" calcext:value-type="float">
            <text:p>-0,115</text:p>
          </table:table-cell>
          <table:table-cell/>
          <table:table-cell table:formula="of:=[.D7]^2" office:value-type="float" office:value="0.0132250000000001" calcext:value-type="float">
            <text:p>0,0132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formula="of:=([.B8]-[.$D$1])" office:value-type="float" office:value="0.00499999999999901" calcext:value-type="float">
            <text:p>0,005</text:p>
          </table:table-cell>
          <table:table-cell/>
          <table:table-cell table:formula="of:=[.D8]^2" office:value-type="float" office:value="0.0000249999999999901" calcext:value-type="float">
            <text:p>0,0000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10.11" calcext:value-type="float">
            <text:p>10,11</text:p>
          </table:table-cell>
          <table:table-cell/>
          <table:table-cell table:formula="of:=([.B9]-[.$D$1])" office:value-type="float" office:value="0.114999999999998" calcext:value-type="float">
            <text:p>0,115</text:p>
          </table:table-cell>
          <table:table-cell/>
          <table:table-cell table:formula="of:=[.D9]^2" office:value-type="float" office:value="0.0132249999999996" calcext:value-type="float">
            <text:p>0,0132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0.05" calcext:value-type="float">
            <text:p>10,05</text:p>
          </table:table-cell>
          <table:table-cell/>
          <table:table-cell table:formula="of:=([.B10]-[.$D$1])" office:value-type="float" office:value="0.0549999999999997" calcext:value-type="float">
            <text:p>0,055</text:p>
          </table:table-cell>
          <table:table-cell/>
          <table:table-cell table:formula="of:=[.D10]^2" office:value-type="float" office:value="0.00302499999999997" calcext:value-type="float">
            <text:p>0,003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0.04" calcext:value-type="float">
            <text:p>10,04</text:p>
          </table:table-cell>
          <table:table-cell/>
          <table:table-cell table:formula="of:=([.B11]-[.$D$1])" office:value-type="float" office:value="0.0449999999999982" calcext:value-type="float">
            <text:p>0,045</text:p>
          </table:table-cell>
          <table:table-cell/>
          <table:table-cell table:formula="of:=[.D11]^2" office:value-type="float" office:value="0.00202499999999983" calcext:value-type="float">
            <text:p>0,00202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0.03" calcext:value-type="float">
            <text:p>10,03</text:p>
          </table:table-cell>
          <table:table-cell/>
          <table:table-cell table:formula="of:=([.B12]-[.$D$1])" office:value-type="float" office:value="0.0349999999999984" calcext:value-type="float">
            <text:p>0,035</text:p>
          </table:table-cell>
          <table:table-cell/>
          <table:table-cell table:formula="of:=[.D12]^2" office:value-type="float" office:value="0.00122499999999989" calcext:value-type="float">
            <text:p>0,0012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9.96" calcext:value-type="float">
            <text:p>9,96</text:p>
          </table:table-cell>
          <table:table-cell/>
          <table:table-cell table:formula="of:=([.B13]-[.$D$1])" office:value-type="float" office:value="-0.0350000000000001" calcext:value-type="float">
            <text:p>-0,035</text:p>
          </table:table-cell>
          <table:table-cell/>
          <table:table-cell table:formula="of:=[.D13]^2" office:value-type="float" office:value="0.00122500000000001" calcext:value-type="float">
            <text:p>0,00122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9.88" calcext:value-type="float">
            <text:p>9,88</text:p>
          </table:table-cell>
          <table:table-cell/>
          <table:table-cell table:formula="of:=([.B14]-[.$D$1])" office:value-type="float" office:value="-0.115" calcext:value-type="float">
            <text:p>-0,115</text:p>
          </table:table-cell>
          <table:table-cell/>
          <table:table-cell table:formula="of:=[.D14]^2" office:value-type="float" office:value="0.0132250000000001" calcext:value-type="float">
            <text:p>0,013225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0.03" calcext:value-type="float">
            <text:p>10,03</text:p>
          </table:table-cell>
          <table:table-cell/>
          <table:table-cell table:formula="of:=([.B15]-[.$D$1])" office:value-type="float" office:value="0.0349999999999984" calcext:value-type="float">
            <text:p>0,035</text:p>
          </table:table-cell>
          <table:table-cell/>
          <table:table-cell table:formula="of:=[.D15]^2" office:value-type="float" office:value="0.00122499999999989" calcext:value-type="float">
            <text:p>0,0012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6:27:44.36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9:36:56.952000000</meta:creation-date>
    <dc:date>2017-01-18T14:50:48.366000000</dc:date>
    <meta:editing-duration>PT22H43M52S</meta:editing-duration>
    <meta:editing-cycles>4</meta:editing-cycles>
    <meta:generator>LibreOffice/4.3.5.2$Windows_x86 LibreOffice_project/3a87456aaa6a95c63eea1c1b3201acedf0751bd5</meta:generator>
    <meta:document-statistic meta:table-count="1" meta:cell-count="61" meta:object-count="0"/>
  </office:meta>
</office:document-meta>
</file>